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B b</text:p>
      <text:section text:style-name="Sect_letData" text:name="Sect_letData">
        <text:p text:style-name="entry_letData_dicBody"><text:span text:style-name="headword_entry_letData_dicBody">=B</text:span><text:span text:style-name="headword_.bzh"><text:variable-set text:name="Left_Guideword_L" text:display="none" text:formula="ooow: =B" office:value-type="string" office:string-value="=B"/></text:span><text:span text:style-name="headword_.bzh"><text:variable-set text:name="Right_Guideword_R" text:display="none" text:formula="ooow: =B" office:value-type="string" office:string-value="=B"/></text:span><text:span/><text:span text:style-name="pronunciation_pronunciations_entry_letData_dicBody">b</text:span><text:span text:style-name="partofspeech_.en_grammaticalinfo_sense_senses_entry_letData_dicBody">int</text:span><text:s text:c="1"/><text:span text:style-name="xlanguagetag_xitem_.en_definition_.en_sense_senses_entry_letData_dicBody">Eng </text:span><text:span text:style-name="xitem_.en_definition_.en_sense_senses_entry_letData_dicBody">question marker added to consonant final words</text:span><text:s text:c="1"/><text:span text:style-name="xlanguagetag_xitem_.tpi_definition_.en_sense_senses_entry_letData_dicBody">Pdg </text:span><text:span text:style-name="xitem_.tpi_definition_.en_sense_senses_entry_letData_dicBody">dispela i makim askim</text:span><text:s text:c="1"/><text:span text:style-name="xlanguagetag_example_xitem_examples_sense_senses_entry_letData_dicBody">Bua </text:span><text:span text:style-name="example_xitem_examples_sense_senses_entry_letData_dicBody">Ġëyam-a?</text:span><text:s text:c="1"/><text:span text:style-name="xlanguagetag_translation_.en_translations_xitem_examples_sense_senses_entry_letData_dicBody">Eng </text:span><text:span text:style-name="translation_.en_translations_xitem_examples_sense_senses_entry_letData_dicBody">Have you come?</text:span><text:s text:c="1"/><text:span text:style-name="xlanguagetag_example_xitem_examples_sense_senses_entry_letData_dicBody">Bua </text:span><text:span text:style-name="example_xitem_examples_sense_senses_entry_letData_dicBody">Maḳ ġelë Abraham-a?</text:span><text:s text:c="1"/><text:span text:style-name="xlanguagetag_translation_.en_translations_xitem_examples_sense_senses_entry_letData_dicBody">Eng </text:span><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style:style>
    <style:style style:name="title" style:family="paragraph" style:parent-style-name="none">
      <style:paragraph-properties fo:margin-top="112pt" fo:text-align="center" fo:break-after="page"/>
      <style:text-properties fo:font-size="18pt" fo:font-weight="700"/>
    </style:style>
    <style:style style:name="dummypage" style:family="paragraph" style:parent-style-name="none">
      <style:paragraph-properties fo:break-after="page"/>
    </style:style>
    <style:style style:name="copyright" style:family="paragraph" style:parent-style-name="none">
      <style:paragraph-properties fo:text-align="left" fo:break-after="page"/>
      <style:text-properties fo:font-size="12pt"/>
    </style:style>
    <style:style style:name="tableofcontents" style:family="paragraph" style:parent-style-name="none">
      <style:paragraph-properties fo:text-align="left" fo:break-after="page"/>
      <style:text-properties fo:font-size="12pt"/>
    </style:style>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Cover_20_Page" style:display-name="Cover Page" style:next-style-name="First_20_Page" style:page-layout-name="pm1"/>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7T13:51:19</meta:creation-date>
    <dc:creator>Trihus</dc:creator>
    <dc:date>2012-04-17T13:51:1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37</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10\PartFile2"
Const IsPreview = "False"
Const RunMacroFirstTime = "True"

'Changed On Feb-24-2012 for TD-2858(OpenOffice: Align Cover Page Image to "Anchor to Pag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